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28in"/>
    </style:style>
    <style:style style:name="co4" style:family="table-column">
      <style:table-column-properties fo:break-before="auto" style:column-width="3.9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addr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久陽精密</text:p>
          </table:table-cell>
          <table:table-cell office:value-type="float" office:value="120.283691" calcext:value-type="float">
            <text:p>120.283691</text:p>
          </table:table-cell>
          <table:table-cell office:value-type="float" office:value="22.764811" calcext:value-type="float">
            <text:p>22.764811</text:p>
          </table:table-cell>
          <table:table-cell office:value-type="string" calcext:value-type="string">
            <text:p>No. 299, Yulin Rd, Qiaotou District, Kaohsiung City, 825 Taiwan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合晶科技</text:p>
          </table:table-cell>
          <table:table-cell office:value-type="float" office:value="121.187423" calcext:value-type="float">
            <text:p>121.187423</text:p>
          </table:table-cell>
          <table:table-cell office:value-type="float" office:value="24.885206" calcext:value-type="float">
            <text:p>24.885206</text:p>
          </table:table-cell>
          <table:table-cell office:value-type="string" calcext:value-type="string">
            <text:p>No. 100, Longyuan 1st Rd, Longtan District, Taoyuan City, 325, Taiwan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大立光電</text:p>
          </table:table-cell>
          <table:table-cell office:value-type="float" office:value="120.604278" calcext:value-type="float">
            <text:p>120.604278</text:p>
          </table:table-cell>
          <table:table-cell office:value-type="float" office:value="24.147509" calcext:value-type="float">
            <text:p>24.147509</text:p>
          </table:table-cell>
          <table:table-cell office:value-type="string" calcext:value-type="string">
            <text:p>No. 11, Jingke Rd, Nantun District, Taichung City, 408 Taiwan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超豐電子</text:p>
          </table:table-cell>
          <table:table-cell office:value-type="float" office:value="120.882676" calcext:value-type="float">
            <text:p>120.882676</text:p>
          </table:table-cell>
          <table:table-cell office:value-type="float" office:value="24.696713" calcext:value-type="float">
            <text:p>24.696713</text:p>
          </table:table-cell>
          <table:table-cell office:value-type="string" calcext:value-type="string">
            <text:p>No. 136, Gongyi Rd, Zhunan Township, Miaoli County, 350 Taiwan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長榮航空</text:p>
          </table:table-cell>
          <table:table-cell office:value-type="float" office:value="121.297149" calcext:value-type="float">
            <text:p>121.297149</text:p>
          </table:table-cell>
          <table:table-cell office:value-type="float" office:value="25.040364" calcext:value-type="float">
            <text:p>25.040364</text:p>
          </table:table-cell>
          <table:table-cell office:value-type="string" calcext:value-type="string">
            <text:p>No. 376, Section 1, Xinnan Rd, Luzhu District, Taoyuan City, 338 Taiwan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六角</text:p>
          </table:table-cell>
          <table:table-cell office:value-type="float" office:value="121.041527" calcext:value-type="float">
            <text:p>121.041527</text:p>
          </table:table-cell>
          <table:table-cell office:value-type="float" office:value="24.802855" calcext:value-type="float">
            <text:p>24.802855</text:p>
          </table:table-cell>
          <table:table-cell office:value-type="string" calcext:value-type="string">
            <text:p>No. 98, Gaotie 9th Rd, Zhubei City, Hsinchu County, 302, Taiwa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台聚</text:p>
          </table:table-cell>
          <table:table-cell office:value-type="float" office:value="121.565115064418" calcext:value-type="float">
            <text:p>121.565115064418</text:p>
          </table:table-cell>
          <table:table-cell office:value-type="float" office:value="25.079726404992" calcext:value-type="float">
            <text:p>25.079726404992</text:p>
          </table:table-cell>
          <table:table-cell office:value-type="string" calcext:value-type="string">
            <text:p>12, No. 37, Jihu Rd, Neihu District, Taipei City, 114, Taiwan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力成</text:p>
          </table:table-cell>
          <table:table-cell office:value-type="float" office:value="24.8694552601052" calcext:value-type="float">
            <text:p>24.8694552601052</text:p>
          </table:table-cell>
          <table:table-cell office:value-type="float" office:value="120.998350233101" calcext:value-type="float">
            <text:p>120.998350233101</text:p>
          </table:table-cell>
          <table:table-cell office:value-type="string" calcext:value-type="string">
            <text:p>No. 10, Datong Rd, Hukou Township, Hsinchu County, 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7T11:10:55.266225959</meta:creation-date>
    <dc:date>2022-05-17T12:19:56.604532598</dc:date>
    <meta:editing-duration>PT1H8M58S</meta:editing-duration>
    <meta:editing-cycles>8</meta:editing-cycles>
    <meta:generator>LibreOffice/7.2.2.2$MacOSX_X86_64 LibreOffice_project/02b2acce88a210515b4a5bb2e46cbfb63fe97d56</meta:generator>
    <meta:document-statistic meta:table-count="1" meta:cell-count="45" meta:object-count="0"/>
  </office:meta>
</office:document-meta>
</file>